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fill-color="#198a8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ae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.5205in" svg:height="1.5205in" svg:x="3.3598in" svg:y="0.3583in"><text:p/></draw:rect><draw:rect text:anchor-type="paragraph" draw:z-index="1" draw:style-name="gr1" draw:text-style-name="P1" svg:width="1.5205in" svg:height="1.5205in" svg:x="1.5602in" svg:y="0.4508in"><text:p/></draw:rect><draw:rect text:anchor-type="paragraph" draw:z-index="2" draw:style-name="gr1" draw:text-style-name="P1" svg:width="1.5205in" svg:height="1.5205in" svg:x="5.6681in" svg:y="0.378in"><text:p/></draw:rect><draw:rect text:anchor-type="paragraph" draw:z-index="3" draw:style-name="gr2" draw:text-style-name="P1" svg:width="1.5205in" svg:height="1.5205in" svg:x="-0.3665in" svg:y="2.6972in"><text:p/></draw:rect><draw:rect text:anchor-type="paragraph" draw:z-index="4" draw:style-name="gr2" draw:text-style-name="P1" svg:width="1.5205in" svg:height="1.5205in" svg:x="1.7634in" svg:y="2.772in"><text:p/></draw:rect><draw:rect text:anchor-type="paragraph" draw:z-index="5" draw:style-name="gr1" draw:text-style-name="P1" svg:width="1.5205in" svg:height="1.5205in" svg:x="-0.2354in" svg:y="0.4846in"><text:p/></draw:rect><draw:rect text:anchor-type="paragraph" draw:z-index="6" draw:style-name="gr3" draw:text-style-name="P1" svg:width="1.5205in" svg:height="1.5205in" svg:x="3.7008in" svg:y="4.7291in"><text:p/></draw:rect><draw:rect text:anchor-type="paragraph" draw:z-index="7" draw:style-name="gr2" draw:text-style-name="P1" svg:width="1.5205in" svg:height="1.5205in" svg:x="1.8854in" svg:y="4.5953in"><text:p/></draw:rect><draw:rect text:anchor-type="paragraph" draw:z-index="8" draw:style-name="gr2" draw:text-style-name="P1" svg:width="1.5205in" svg:height="1.5205in" svg:x="-0.1535in" svg:y="4.6992in"><text:p/></draw:rect><draw:rect text:anchor-type="paragraph" draw:z-index="9" draw:style-name="gr2" draw:text-style-name="P1" svg:width="1.5205in" svg:height="1.5205in" svg:x="5.4118in" svg:y="2.6457in"><text:p/></draw:rect><draw:rect text:anchor-type="paragraph" draw:z-index="10" draw:style-name="gr2" draw:text-style-name="P1" svg:width="1.5205in" svg:height="1.5205in" svg:x="3.522in" svg:y="2.8244in"><text:p/></draw:rect><draw:rect text:anchor-type="paragraph" draw:z-index="11" draw:style-name="gr3" draw:text-style-name="P1" svg:width="1.5205in" svg:height="1.5205in" svg:x="3.7008in" svg:y="4.7291in"><text:p/></draw:rect><draw:rect text:anchor-type="paragraph" draw:z-index="12" draw:style-name="gr3" draw:text-style-name="P1" svg:width="1.5205in" svg:height="1.5205in" svg:x="3.7008in" svg:y="4.7291in"><text:p/></draw:rect><draw:rect text:anchor-type="paragraph" draw:z-index="13" draw:style-name="gr3" draw:text-style-name="P1" svg:width="1.5205in" svg:height="1.5205in" svg:x="3.7008in" svg:y="4.7291in"><text:p/></draw:rect><draw:rect text:anchor-type="paragraph" draw:z-index="14" draw:style-name="gr3" draw:text-style-name="P1" svg:width="1.5205in" svg:height="1.5205in" svg:x="5.5307in" svg:y="6.5154in"><text:p/></draw:rect><draw:rect text:anchor-type="paragraph" draw:z-index="15" draw:style-name="gr3" draw:text-style-name="P1" svg:width="1.5205in" svg:height="1.5205in" svg:x="3.6854in" svg:y="6.4701in"><text:p/></draw:rect><draw:rect text:anchor-type="paragraph" draw:z-index="16" draw:style-name="gr3" draw:text-style-name="P1" svg:width="1.5205in" svg:height="1.5205in" svg:x="1.528in" svg:y="6.5445in"><text:p/></draw:rect><draw:rect text:anchor-type="paragraph" draw:z-index="17" draw:style-name="gr3" draw:text-style-name="P1" svg:width="1.5205in" svg:height="1.5205in" svg:x="-0.302in" svg:y="6.5299in"><text:p/></draw:rect><draw:rect text:anchor-type="paragraph" draw:z-index="18" draw:style-name="gr3" draw:text-style-name="P1" svg:width="1.5205in" svg:height="1.5205in" svg:x="5.5161in" svg:y="4.6846in"><text:p/></draw:rect><draw:rect text:anchor-type="paragraph" draw:z-index="19" draw:style-name="gr3" draw:text-style-name="P1" svg:width="1.5205in" svg:height="1.5205in" svg:x="5.6354in" svg:y="8.3161in"><text:p/></draw:rect><draw:rect text:anchor-type="paragraph" draw:z-index="20" draw:style-name="gr3" draw:text-style-name="P1" svg:width="1.5205in" svg:height="1.5205in" svg:x="3.7307in" svg:y="8.4193in"><text:p/></draw:rect><draw:rect text:anchor-type="paragraph" draw:z-index="21" draw:style-name="gr3" draw:text-style-name="P1" svg:width="1.5205in" svg:height="1.5205in" svg:x="1.7811in" svg:y="8.3154in"><text:p/></draw:rect><draw:rect text:anchor-type="paragraph" draw:z-index="22" draw:style-name="gr3" draw:text-style-name="P1" svg:width="1.5205in" svg:height="1.5205in" svg:x="-0.0638in" svg:y="8.45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6:01:18</meta:creation-date>
    <dc:date>2014-02-21T16:06:11</dc:date>
    <meta:editing-duration>PT2M1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